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rsid="001e9964" officeooo:paragraph-rsid="001e9964"/>
    </style:style>
    <style:style style:name="P2" style:family="paragraph" style:parent-style-name="Standard">
      <style:text-properties fo:language="tr" fo:country="TR" officeooo:rsid="001f6f4c" officeooo:paragraph-rsid="001f6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server kullanma rehberi:</text:p>
      <text:p text:style-name="P1">normalde tarayıcılar dosyalara erişimi güvenlik nedeniyle kısıtlıyor. Bu yüzden react ile bir image dosyasını web sayfası üzerinde gözlemlemek için fileserver kullanmak gerekiyor. </text:p>
      <text:p text:style-name="P1">apt install fileserver </text:p>
      <text:p text:style-name="P1">kodu ile fileserver'ı yükledikten sonra terminale</text:p>
      <text:p text:style-name="P1">fileserver /home/kodcu/DosyaDeposu -l --port 8088 </text:p>
      <text:p text:style-name="P1">şeklinde kodu çalıştırınca DosyaDeposu klasörü içerisindeki dosyalar erişilebilir oluyor.</text:p>
      <text:p text:style-name="P2">react tarafında ise string interpolation ile img etiketine src olarak <text:a xlink:type="simple" xlink:href="http://localhost:8088/dosyaadı.jpeg" text:style-name="Internet_20_link" text:visited-style-name="Visited_20_Internet_20_Link">http:localhost:8088/dosyaadı.jpeg</text:a> şeklinde vermek en azından image dosyaları için yeterli oluy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09:08:36.977628990</meta:creation-date>
    <dc:date>2025-01-05T09:15:23.569865470</dc:date>
    <meta:editing-duration>PT6M4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7" meta:word-count="69" meta:character-count="586" meta:non-whitespace-character-count="522"/>
  </office:meta>
</office:document-meta>
</file>